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3.921cm" fo:break-before="auto" style:use-optimal-row-height="false"/>
    </style:style>
    <style:style style:name="ro8" style:family="table-row">
      <style:table-row-properties style:row-height="12.29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5 480">
            <text:p>test_Parser(primitives): 0,5 480</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5">
            <text:p>0,5 sec</text:p>
          </table:table-cell>
          <table:table-cell table:style-name="ce160" table:formula="of:=TESTSTAT(&quot;count&quot;; [.B46])" office:value-type="float" office:value="480">
            <text:p>480</text:p>
          </table:table-cell>
          <table:table-cell table:style-name="ce162" table:formula="of:=[.E46]/[.D46]" office:value-type="float" office:value="960">
            <text:p>960,0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0,8 280">
            <text:p>test_Parser(multiplicity): 0,8 28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0.8">
            <text:p>0,8 sec</text:p>
          </table:table-cell>
          <table:table-cell table:style-name="ce160" table:formula="of:=TESTSTAT(&quot;count&quot;; [.B47])" office:value-type="float" office:value="280">
            <text:p>280</text:p>
          </table:table-cell>
          <table:table-cell table:style-name="ce162" table:formula="of:=[.E47]/[.D47]" office:value-type="float" office:value="350">
            <text:p>350,0 a/sec</text:p>
          </table:table-cell>
          <table:table-cell table:number-columns-repeated="4"/>
        </table:table-row>
        <table:table-row table:style-name="ro6">
          <table:table-cell/>
          <table:table-cell table:formula="of:=TEST_PARSER(&quot;basic&quot;)" office:value-type="string" office:string-value="test_Parser(basic): 0,7 292">
            <text:p>test_Parser(basic): 0,7 292</text:p>
          </table:table-cell>
          <table:table-cell table:formula="of:=TESTSTAT(&quot;name&quot;; [.B48])" office:value-type="string" office:string-value="test_Parser(basic):">
            <text:p>test_Parser(basic):</text:p>
          </table:table-cell>
          <table:table-cell table:style-name="ce158" table:formula="of:=TESTSTAT(&quot;time&quot;; [.B48])" office:value-type="float" office:value="0.7">
            <text:p>0,7 sec</text:p>
          </table:table-cell>
          <table:table-cell table:style-name="ce160" table:formula="of:=TESTSTAT(&quot;count&quot;; [.B48])" office:value-type="float" office:value="292">
            <text:p>292</text:p>
          </table:table-cell>
          <table:table-cell table:style-name="ce162" table:formula="of:=[.E48]/[.D48]" office:value-type="float" office:value="417.142857142857">
            <text:p>417,1 a/sec</text:p>
          </table:table-cell>
          <table:table-cell table:number-columns-repeated="4"/>
        </table:table-row>
        <table:table-row table:style-name="ro6">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6">
          <table:table-cell/>
          <table:table-cell table:formula="of:=TEST_PARSER(&quot;numbers&quot;)" office:value-type="string" office:string-value="test_Parser(numbers): 1,5 296">
            <text:p>test_Parser(numbers): 1,5 296</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5">
            <text:p>1,5 sec</text:p>
          </table:table-cell>
          <table:table-cell table:style-name="ce160" table:formula="of:=TESTSTAT(&quot;count&quot;; [.B50])" office:value-type="float" office:value="296">
            <text:p>296</text:p>
          </table:table-cell>
          <table:table-cell table:style-name="ce162" table:formula="of:=[.E50]/[.D50]" office:value-type="float" office:value="197.333333333333">
            <text:p>197,3 a/sec</text:p>
          </table:table-cell>
          <table:table-cell table:number-columns-repeated="4"/>
        </table:table-row>
        <table:table-row table:style-name="ro6">
          <table:table-cell/>
          <table:table-cell table:formula="of:=TEST_PARSER(&quot;types&quot;)" office:value-type="string" office:string-value="test_Parser(types): 1,6 212">
            <text:p>test_Parser(types): 1,6 212</text:p>
          </table:table-cell>
          <table:table-cell table:formula="of:=TESTSTAT(&quot;name&quot;; [.B51])" office:value-type="string" office:string-value="test_Parser(types):">
            <text:p>test_Parser(types):</text:p>
          </table:table-cell>
          <table:table-cell table:style-name="ce158" table:formula="of:=TESTSTAT(&quot;time&quot;; [.B51])" office:value-type="float" office:value="1.6">
            <text:p>1,6 sec</text:p>
          </table:table-cell>
          <table:table-cell table:style-name="ce160" table:formula="of:=TESTSTAT(&quot;count&quot;; [.B51])" office:value-type="float" office:value="212">
            <text:p>212</text:p>
          </table:table-cell>
          <table:table-cell table:style-name="ce162" table:formula="of:=[.E51]/[.D51]" office:value-type="float" office:value="132.5">
            <text:p>132,5 a/sec</text:p>
          </table:table-cell>
          <table:table-cell table:number-columns-repeated="4"/>
        </table:table-row>
        <table:table-row table:style-name="ro6">
          <table:table-cell table:number-columns-repeated="3"/>
          <table:table-cell table:style-name="ce159" table:formula="of:=SUM([.D46:.D51])" office:value-type="float" office:value="5.3">
            <text:p>5,3 sec</text:p>
          </table:table-cell>
          <table:table-cell table:style-name="ce161" table:formula="of:=SUM([.E46:.E51])" office:value-type="float" office:value="1615">
            <text:p>1615</text:p>
          </table:table-cell>
          <table:table-cell table:style-name="ce163" table:formula="of:=[.E52]/[.D52]" office:value-type="float" office:value="304.716981132075">
            <text:p>304,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4,7 1615">
            <text:p>test_Parser(all): 4,7 1615</text:p>
          </table:table-cell>
          <table:table-cell table:formula="of:=TESTSTAT(&quot;name&quot;; [.B54])" office:value-type="string" office:string-value="test_Parser(all):">
            <text:p>test_Parser(all):</text:p>
          </table:table-cell>
          <table:table-cell table:style-name="ce158" table:formula="of:=TESTSTAT(&quot;time&quot;; [.B54])" office:value-type="float" office:value="4.7">
            <text:p>4,7 sec</text:p>
          </table:table-cell>
          <table:table-cell table:style-name="ce160" table:formula="of:=TESTSTAT(&quot;count&quot;; [.B54])" office:value-type="float" office:value="1615">
            <text:p>1615</text:p>
          </table:table-cell>
          <table:table-cell table:style-name="ce162" table:formula="of:=[.E54]/[.D54]" office:value-type="float" office:value="343.617021276596">
            <text:p>343,6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str '0') &gt;&gt;= (fstArg_1 (return 0)) | (str '1') &gt;&gt;= (fstArg_1 (return 1))">
            <text:p>(str '0') &gt;&gt;= (fstArg_1 (return 0)) | (str '1') &gt;&gt;= (fstArg_1 (return 1))</text:p>
          </table:table-cell>
          <table:table-cell table:number-columns-repeated="8"/>
        </table:table-row>
        <table:table-row table:style-name="ro8">
          <table:table-cell table:style-name="ce153" office:value-type="string">
            <text:p>pTypeExpr</text:p>
          </table:table-cell>
          <table:table-cell table:style-name="ce153" table:formula="of:=TPARSER_TOSTRING([.A59])" office:value-type="string" office:string-value="P17 where&#13;&#10;P17 ::= (do  _ &lt;- ([ \t])*&#13;&#10;            a0 &lt;- P76&#13;&#10;             _ &lt;- ([ \t])*&#13;&#10;            a1 &lt;- (str '-&gt;') &gt;&gt;= (fstArg_1 P17)?&#13;&#10;         return (maybeMakeArrowType a0 a1)&#13;&#10;        )&#13;&#10;P76 ::= (str 'Any')&#13;&#10;      | (str 'Bool')&#13;&#10;      | (str 'Char')&#13;&#10;      | (str 'Str')&#13;&#10;      | (str 'Int')&#13;&#10;      | (str 'Long')&#13;&#10;      | (do a0 &lt;- [a-z]&#13;&#10;         return (mkTypeVar a0)&#13;&#10;        )&#13;&#10;      | (do  _ &lt;- (str '(')&#13;&#10;            a1 &lt;- P17&#13;&#10;             _ &lt;- (str ')')&#13;&#10;         return a1&#13;&#10;        )&#13;&#10;      | (do a2 &lt;- (do a3 &lt;- [A-Z]&#13;&#10;                      a4 &lt;- [a-z]+&#13;&#10;                   return ((foldl_2 concat_2) a3 a4)&#13;&#10;                  )&#13;&#10;            a5 &lt;- (skip ([ \t])+) &gt;&gt;= (fstArg_1 P76)*&#13;&#10;         return (mkTypeCtor a2 a5)&#13;&#10;        )">
            <text:p>P17 where<text:line-break/>P17 ::= (do <text:s/>_ &lt;- ([ \t])*<text:line-break/> <text:s text:c="11"/>a0 &lt;- P76<text:line-break/> <text:s text:c="12"/>_ &lt;- ([ \t])*<text:line-break/> <text:s text:c="11"/>a1 &lt;- (str '-&gt;') &gt;&gt;= (fstArg_1 P17)?<text:line-break/> <text:s text:c="8"/>return (maybeMakeArrowType a0 a1)<text:line-break/> <text:s text:c="7"/>)<text:line-break/>P76 ::= (str 'Any')<text:line-break/> <text:s text:c="5"/>| (str 'Bool')<text:line-break/> <text:s text:c="5"/>| (str 'Char')<text:line-break/> <text:s text:c="5"/>| (str 'Str')<text:line-break/> <text:s text:c="5"/>| (str 'Int')<text:line-break/> <text:s text:c="5"/>| (str 'Long')<text:line-break/> <text:s text:c="5"/>| (do a0 &lt;- [a-z]<text:line-break/> <text:s text:c="8"/>return (mkTypeVar a0)<text:line-break/> <text:s text:c="7"/>)<text:line-break/> <text:s text:c="5"/>| (do <text:s/>_ &lt;- (str '(')<text:line-break/> <text:s text:c="11"/>a1 &lt;- P17<text:line-break/> <text:s text:c="12"/>_ &lt;- (str ')')<text:line-break/> <text:s text:c="8"/>return a1<text:line-break/> <text:s text:c="7"/>)<text:line-break/> <text:s text:c="5"/>| (do a2 &lt;- (do a3 &lt;- [A-Z]<text:line-break/> <text:s text:c="21"/>a4 &lt;- [a-z]+<text:line-break/> <text:s text:c="18"/>return ((foldl_2 concat_2) a3 a4)<text:line-break/> <text:s text:c="17"/>)<text:line-break/> <text:s text:c="11"/>a5 &lt;- (skip ([ \t])+) &gt;&gt;= (fstArg_1 P76)*<text:line-break/> <text:s text:c="8"/>return (mkTypeCtor a2 a5)<text:line-break/> <text:s text:c="7"/>)</text:p>
          </table:table-cell>
          <table:table-cell table:number-columns-repeated="8"/>
        </table:table-row>
        <table:table-row table:style-name="ro6" table:number-rows-repeated="1048516">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24.04.2017</text:date>, <text:time>15:15:3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4T15:15:33.76</dc:date>
    <meta:editing-duration>P143DT3H52M56S</meta:editing-duration>
    <meta:editing-cycles>462</meta:editing-cycles>
    <meta:generator>OpenOffice/4.1.2$Win32 OpenOffice.org_project/412m3$Build-9782</meta:generator>
    <meta:document-statistic meta:table-count="10" meta:cell-count="770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r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Then
				result = "(" &amp; _TParser_toString(p.st, k, indent &amp; " ", False, rules) &amp; ")"
			Else
				result = _TParser_toString(p.st, k, indent, False, rules)
			End If
			result = result &amp; "+"
		Case "choice"
			Dim altL As Object, altR As Object
			altL = p.st0
			altR = p.st1
			If isPZeroOrOne(p) Then
				' it has shape p +++ return Empty
				' so it's effectively "zero-or-one" p, which can be written as "p?"
				
				If altL.tp = "choice" Then
					result = "(" &amp; _TParser_toString(altL, k, indent &amp; " ", False, rules) &amp; ")"
				Else
					result = _TParser_toString(altL, k, indent, False, rules)
				End If
				result = result &amp; "?"
			ElseIf isPMany(p) Then
				' it has shape many1 p +++ return nil
				If altL.st.tp = "choice" Then
					result = "(" &amp; _TParser_toString(altL.st, k, indent &amp; " ", False, rules) &amp; ")"
				Else
					result = _TParser_toString(altL.st, k, indent, False, rules)
				End If
				result = result &amp; "*"
			Else
				If isNewLines Then
					result = _TParser_toString(altL, k, indent, isNewLines, rules) _
						   &amp; chr(13) &amp; chr(10) _
						   &amp; space(len(indent) - 2) _
						   &amp; "| " _
						   &amp; _TParser_toString(altR, k, indent, isNewLines, rules)
				Else
					result = _TParser_toString(altL, k, indent, isNewLines, rules) _
						   &amp; " | " _
						   &amp; _TParser_toString(altR, k, indent, isNewLines, rules)
				End If
			End If
		Case "bind"
			Dim q As Object
			q = p.st(0)
			f = p.st(1)
			result = _TParser_toString(q, k, indent, False, rules)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 &amp; toString(mkParser("choice", Array(p1, p2)))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ParenS As Object
		Dim pTypeArg As Object
		Dim pCtor As Object
		Dim pN As Object
		Dim recDummy As Object
		
		pS = pInd
		pN = pInd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ParenS ::= "(" S ")"
		pParenS = pSeq(Array(pSkip(pStr("(")), _
							 pS, _
						     pSkip(pStr(")")) _
					   ), id)
		
		' TypeArg ::= ws+ N
		'pTypeArg = pSeq(Array(pSkip(pMany1(pWhite)), pN), id)
		pTypeArg = pBind(pSkip(pMany1(pWhite)), fstArg(pN))
		
		' Ctor ::= TypeCtor pTypeArg*
		pCtor = pSeq(Array( _
						pTypeCtor, _
						pMany(pTypeArg) _
					), Fn.mkTypeCtor _
				)
		
		' N ::= ParenS | BaseType | Ctor | TypeVar
		pN = fixIndirection( pN, _
			foldl1(pChoice, List(pBaseType, pTypeVar, pParenS, pCtor)) _
		)
			
		result = pS
		'MsgBox(toString(result))
		'Stop
	End If
	pTypeExpr = result
End Function

Function pBaseType()
	Static result As Object
	If isNull(result) Then
		result = foldl1(pChoice, _
						map(pStr, List("Any", "Bool", "Char", "Str", "Int", "Long")) _
		)
		'msgbox(toString(result))
	End If
	pBaseType = result
End Function

Function pTypeVar()
'	pTypeVar = pBind(pAlphaLower, compose(pReturn, mkTypeVar))
	pTypeVar = pSeq(Array(pAlphaLower), mkTypeVar)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 = apply1(p.st(1), result)
			pos = endPos
			If isUnderSkip Then : result = Empty : End If
			Goto _applyP_begin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End If
			ElseIf isBsomething(p.st(1)) Then
				applyP_bind_B_f_g = applyP_bind_B_f_g + 1
				If isBreturn(p.st(1)) Then
					applyP_bind_B_return_g = applyP_bind_B_return_g + 1
				End If
			End If
		Case "seq"
			applyP_seq = applyP_seq + 1
		Case "skip"	' tail-recursive
			applyP_skip = applyP_skip + 1
		Case "sat"
			applyP_sat = applyP_sat + 1
		Case "many1"
			applyP_many1 = applyP_many1 + 1
		Case "fail"
			applyP_fail = applyP_fail + 1
		Case "ind"	' tail-recursive
			applyP_ind = applyP_ind + 1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assert_parses(p, getFnTypeStr(Fn.isNil), "(-&gt; (List ['a]) Bool)", 15).x
	assert_parses(p, getFnTypeStr(Fn.flatten), "(-&gt; (List [(List ['a])]) (List ['a]))", 22).x
	' type of fn compose:
	assert_parses(p, "(b -&gt; c) -&gt; (a -&gt; b) -&gt; a -&gt; c", _
					 "(-&gt; (-&gt; 'b 'c) (-&gt; (-&gt; 'a 'b) (-&gt; 'a 'c)))", 31).x
	' type of pBind:
	assert_parses(p, "Parser a -&gt; (a -&gt; Parser b) -&gt; Parser b", _
					 "(-&gt; (Parser ['a]) (-&gt; (-&gt; 'a (Parser ['b])) (Parser ['b])))", 4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